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308cm"/>
    </style:style>
    <style:style style:name="Tabela1.B" style:family="table-column">
      <style:table-column-properties style:column-width="8.7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a50c" officeooo:paragraph-rsid="0009a50c"/>
    </style:style>
    <style:style style:name="P2" style:family="paragraph" style:parent-style-name="Standard">
      <style:text-properties fo:font-weight="bold" officeooo:rsid="0009a50c" officeooo:paragraph-rsid="0009a50c" style:font-weight-asian="bold" style:font-weight-complex="bold"/>
    </style:style>
    <style:style style:name="P3" style:family="paragraph" style:parent-style-name="Table_20_Contents">
      <style:text-properties officeooo:rsid="0009a50c" officeooo:paragraph-rsid="0009a50c"/>
    </style:style>
    <style:style style:name="P4" style:family="paragraph" style:parent-style-name="Table_20_Contents">
      <style:text-properties officeooo:rsid="000a9d36" officeooo:paragraph-rsid="000a9d36"/>
    </style:style>
    <style:style style:name="P5" style:family="paragraph" style:parent-style-name="Table_20_Contents">
      <style:text-properties officeooo:rsid="000b96c9" officeooo:paragraph-rsid="000b96c9"/>
    </style:style>
    <style:style style:name="P6" style:family="paragraph" style:parent-style-name="Table_20_Contents">
      <style:text-properties fo:font-weight="bold" officeooo:rsid="0009a50c" officeooo:paragraph-rsid="0009a50c" style:font-weight-asian="bold" style:font-weight-complex="bold"/>
    </style:style>
    <style:style style:name="P7" style:family="paragraph" style:parent-style-name="Table_20_Contents">
      <style:text-properties fo:font-weight="bold" officeooo:rsid="0009a50c" officeooo:paragraph-rsid="000a9d36" style:font-weight-asian="bold" style:font-weight-complex="bold"/>
    </style:style>
    <style:style style:name="P8" style:family="paragraph" style:parent-style-name="Table_20_Contents">
      <style:text-properties fo:font-weight="bold" officeooo:rsid="000b96c9" officeooo:paragraph-rsid="000b96c9" style:font-weight-asian="bold" style:font-weight-complex="bold"/>
    </style:style>
    <style:style style:name="P9" style:family="paragraph" style:parent-style-name="Table_20_Contents">
      <style:text-properties fo:font-weight="bold" officeooo:rsid="000a9d36" officeooo:paragraph-rsid="000a9d36" style:font-weight-asian="bold" style:font-weight-complex="bold"/>
    </style:style>
    <style:style style:name="P10" style:family="paragraph" style:parent-style-name="Table_20_Contents">
      <style:text-properties fo:font-weight="bold" officeooo:rsid="000bc632" officeooo:paragraph-rsid="000bc632" style:font-weight-asian="bold" style:font-weight-complex="bold"/>
    </style:style>
    <style:style style:name="P11" style:family="paragraph" style:parent-style-name="Table_20_Contents">
      <style:text-properties fo:font-style="normal" fo:font-weight="bold" officeooo:rsid="0009a50c" officeooo:paragraph-rsid="0009a50c" fo:background-color="#fff200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officeooo:rsid="000bc632" officeooo:paragraph-rsid="000bc632"/>
    </style:style>
    <style:style style:name="P13" style:family="paragraph" style:parent-style-name="Table_20_Contents">
      <style:text-properties fo:font-weight="normal" officeooo:rsid="0009a50c" officeooo:paragraph-rsid="0009a50c" style:font-weight-asian="normal" style:font-weight-complex="normal"/>
    </style:style>
    <style:style style:name="P14" style:family="paragraph" style:parent-style-name="Standard">
      <style:text-properties officeooo:rsid="00141ed3" officeooo:paragraph-rsid="0009a50c"/>
    </style:style>
    <style:style style:name="P15" style:family="paragraph" style:parent-style-name="Standard">
      <style:text-properties officeooo:rsid="00141ed3" officeooo:paragraph-rsid="00141ed3"/>
    </style:style>
    <style:style style:name="P16" style:family="paragraph" style:parent-style-name="Standard">
      <style:text-properties officeooo:rsid="0009a50c" officeooo:paragraph-rsid="0009a50c"/>
    </style:style>
    <style:style style:name="P17" style:family="paragraph" style:parent-style-name="Standard">
      <style:text-properties fo:font-weight="bold" officeooo:rsid="0009a50c" officeooo:paragraph-rsid="0009a50c" style:font-weight-asian="bold" style:font-weight-complex="bold"/>
    </style:style>
    <style:style style:name="P18" style:family="paragraph" style:parent-style-name="Table_20_Contents" style:list-style-name="L1">
      <style:text-properties officeooo:rsid="000b96c9" officeooo:paragraph-rsid="000b96c9"/>
    </style:style>
    <style:style style:name="P19" style:family="paragraph" style:parent-style-name="Table_20_Contents">
      <style:text-properties officeooo:rsid="000a9d36" officeooo:paragraph-rsid="000a9d36"/>
    </style:style>
    <style:style style:name="P20" style:family="paragraph" style:parent-style-name="Table_20_Contents">
      <style:text-properties officeooo:rsid="000a9d36" officeooo:paragraph-rsid="001577e3"/>
    </style:style>
    <style:style style:name="P21" style:family="paragraph" style:parent-style-name="Table_20_Contents">
      <style:text-properties officeooo:rsid="000a9d36" officeooo:paragraph-rsid="00175da6"/>
    </style:style>
    <style:style style:name="P22" style:family="paragraph" style:parent-style-name="Table_20_Contents">
      <style:text-properties officeooo:paragraph-rsid="000b96c9"/>
    </style:style>
    <style:style style:name="P23" style:family="paragraph" style:parent-style-name="Table_20_Contents">
      <style:text-properties fo:font-weight="bold" officeooo:rsid="000b96c9" officeooo:paragraph-rsid="000b96c9" style:font-weight-asian="bold" style:font-weight-complex="bold"/>
    </style:style>
    <style:style style:name="P24" style:family="paragraph" style:parent-style-name="Table_20_Contents">
      <style:text-properties officeooo:rsid="001c8463" officeooo:paragraph-rsid="001c8463"/>
    </style:style>
    <style:style style:name="T1" style:family="text">
      <style:text-properties officeooo:rsid="000b96c9"/>
    </style:style>
    <style:style style:name="T2" style:family="text">
      <style:text-properties officeooo:rsid="000b96c9" fo:background-color="transparent" loext:char-shading-value="0"/>
    </style:style>
    <style:style style:name="T3" style:family="text">
      <style:text-properties officeooo:rsid="000bc63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77e3" style:font-weight-asian="bold" style:font-weight-complex="bold"/>
    </style:style>
    <style:style style:name="T6" style:family="text">
      <style:text-properties fo:font-weight="bold" officeooo:rsid="00175da6" style:font-weight-asian="bold" style:font-weight-complex="bold"/>
    </style:style>
    <style:style style:name="T7" style:family="text">
      <style:text-properties fo:font-weight="bold" officeooo:rsid="00195553" style:font-weight-asian="bold" style:font-weight-complex="bold"/>
    </style:style>
    <style:style style:name="T8" style:family="text">
      <style:text-properties fo:font-weight="bold" officeooo:rsid="001af54d" style:font-weight-asian="bold" style:font-weight-complex="bold"/>
    </style:style>
    <style:style style:name="T9" style:family="text">
      <style:text-properties officeooo:rsid="000ff5c0"/>
    </style:style>
    <style:style style:name="T10" style:family="text">
      <style:text-properties officeooo:rsid="00134c6a"/>
    </style:style>
    <style:style style:name="T11" style:family="text">
      <style:text-properties officeooo:rsid="00141ed3"/>
    </style:style>
    <style:style style:name="T12" style:family="text">
      <style:text-properties officeooo:rsid="0014e5a0"/>
    </style:style>
    <style:style style:name="T13" style:family="text">
      <style:text-properties officeooo:rsid="001577e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577e3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b96c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75da6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9555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af54d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1577e3" style:font-weight-asian="normal" style:font-weight-complex="normal"/>
    </style:style>
    <style:style style:name="T23" style:family="text">
      <style:text-properties fo:font-weight="normal" officeooo:rsid="00195553" style:font-weight-asian="normal" style:font-weight-complex="normal"/>
    </style:style>
    <style:style style:name="T24" style:family="text">
      <style:text-properties officeooo:rsid="00175da6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195553"/>
    </style:style>
    <style:style style:name="T27" style:family="text">
      <style:text-properties officeooo:rsid="001af5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Resumo Mini </text:span>Curso Git</text:p>
      <text:p text:style-name="P14"/>
      <text:p text:style-name="P1">Sistema de Controle de Versão <text:span text:style-name="T10">(</text:span>SCV<text:span text:style-name="T10">) – Version Control System</text:span></text:p>
      <text:p text:style-name="P15">Git-SCM: Git - System Control Man<text:span text:style-name="T12">a</text:span>ger</text:p>
      <text:p text:style-name="P1"/>
      <text:p text:style-name="P2">Comandos <text:span text:style-name="T13">Básicos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<text:span text:style-name="T22">$</text:span><text:span text:style-name="T13"> g</text:span>it init</text:p>
          </table:table-cell>
          <table:table-cell table:style-name="Tabela1.B1" office:value-type="string">
            <text:p text:style-name="P4">Cria um repositório do diretório atual</text:p>
          </table:table-cell>
        </table:table-row>
        <table:table-row>
          <table:table-cell table:style-name="Tabela1.A2" office:value-type="string">
            <text:p text:style-name="P7"><text:span text:style-name="T22">$ </text:span><text:span text:style-name="T13">g</text:span>it status </text:p>
          </table:table-cell>
          <table:table-cell table:style-name="Tabela1.B2" office:value-type="string">
            <text:p text:style-name="P4">Exibe o <text:span text:style-name="T15">snapshot</text:span> <text:span text:style-name="T13">do repositório no estado </text:span>atual.</text:p>
          </table:table-cell>
        </table:table-row>
        <table:table-row>
          <table:table-cell table:style-name="Tabela1.A2" office:value-type="string">
            <text:p text:style-name="P4"><text:span text:style-name="T13">$ </text:span><text:span text:style-name="T5">g</text:span><text:span text:style-name="T4">it</text:span> –help</text:p>
          </table:table-cell>
          <table:table-cell table:style-name="Tabela1.B2" office:value-type="string">
            <text:p text:style-name="P24">Fornece informações básicas de uso e os comandos mais comuns.</text:p>
          </table:table-cell>
        </table:table-row>
        <table:table-row>
          <table:table-cell table:style-name="Tabela1.A2" office:value-type="string">
            <text:p text:style-name="P20"><text:span text:style-name="T13">$ </text:span><text:span text:style-name="T5">g</text:span><text:span text:style-name="T4">it</text:span> &lt;comando&gt; --help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3"><text:span text:style-name="T5">$ g</text:span><text:span text:style-name="T4">it add</text:span> nomeArquivo.extensao</text:p>
          </table:table-cell>
          <table:table-cell table:style-name="Tabela1.B2" office:value-type="string">
            <text:p text:style-name="P21"><text:span text:style-name="T13">Adiciona o arquivo para a </text:span><text:span text:style-name="T16">stage area</text:span><text:span text:style-name="T13">. </text:span><text:span text:style-name="T24">P</text:span>repara <text:span text:style-name="T24">o conteúdo (grafo)</text:span> para <text:span text:style-name="T24">o </text:span><text:span text:style-name="T15">commit</text:span><text:span text:style-name="T25">.</text:span></text:p>
          </table:table-cell>
        </table:table-row>
        <table:table-row>
          <table:table-cell table:style-name="Tabela1.A2" office:value-type="string">
            <text:p text:style-name="P13"><text:span text:style-name="T6">$ g</text:span><text:span text:style-name="T4">it commit -m </text:span>“coment<text:span text:style-name="T24">á</text:span>rio”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6"><text:span text:style-name="T24">$ g</text:span>it log</text:p>
          </table:table-cell>
          <table:table-cell table:style-name="Tabela1.B2" office:value-type="string">
            <text:p text:style-name="P5">Exibe um relatório contendo todos os <text:span text:style-name="T15">commits</text:span> do <text:span text:style-name="T15">branch</text:span> atual.</text:p>
          </table:table-cell>
        </table:table-row>
        <table:table-row>
          <table:table-cell table:style-name="Tabela1.A2" office:value-type="string">
            <text:p text:style-name="P11"><text:span text:style-name="T24">$ g</text:span>it <text:span text:style-name="T1">branch</text:span><text:span text:style-name="T2"> nomeBranch</text:span></text:p>
          </table:table-cell>
          <table:table-cell table:style-name="Tabela1.B2" office:value-type="string">
            <text:p text:style-name="P22"><text:span text:style-name="T1">Cria um </text:span><text:span text:style-name="T24">novo </text:span><text:span text:style-name="T18">branch</text:span><text:span text:style-name="T24"> a partir do </text:span><text:span text:style-name="T18">branch</text:span><text:span text:style-name="T24"> atual.</text:span><text:span text:style-name="T1"> </text:span><text:span text:style-name="T24">Facilita </text:span><text:span text:style-name="T1">o controle de possíveis interferências entre </text:span><text:span text:style-name="T17">commits</text:span><text:span text:style-name="T1">. </text:span><text:span text:style-name="T26">Se </text:span><text:span text:style-name="T7">nomeBranch</text:span><text:span text:style-name="T23"> já existe então faz o </text:span><text:span text:style-name="T19">switch</text:span><text:span text:style-name="T23">.</text:span></text:p>
          </table:table-cell>
        </table:table-row>
        <table:table-row>
          <table:table-cell table:style-name="Tabela1.A2" office:value-type="string">
            <text:p text:style-name="P8"><text:span text:style-name="T26">$ g</text:span>it branch</text:p>
          </table:table-cell>
          <table:table-cell table:style-name="Tabela1.B2" office:value-type="string">
            <text:p text:style-name="P5">Lista todos os <text:span text:style-name="T15">branch</text:span><text:span text:style-name="T19">e</text:span><text:span text:style-name="T15">s</text:span> locais</text:p>
          </table:table-cell>
        </table:table-row>
        <table:table-row>
          <table:table-cell table:style-name="Tabela1.A2" office:value-type="string">
            <text:p text:style-name="P5"><text:span text:style-name="T7">$ g</text:span><text:span text:style-name="T4">it branch</text:span> <text:span text:style-name="T4">-a</text:span></text:p>
          </table:table-cell>
          <table:table-cell table:style-name="Tabela1.B2" office:value-type="string">
            <text:p text:style-name="P5">Lista todos os <text:span text:style-name="T15">branch</text:span><text:span text:style-name="T19">e</text:span><text:span text:style-name="T15">s</text:span>. <text:span text:style-name="T26">L</text:span>ocais e remotos.</text:p>
          </table:table-cell>
        </table:table-row>
        <table:table-row>
          <table:table-cell table:style-name="Tabela1.A2" office:value-type="string">
            <text:p text:style-name="P8"><text:span text:style-name="T27">$ g</text:span>it checkout</text:p>
          </table:table-cell>
          <table:table-cell table:style-name="Tabela1.B2" office:value-type="string">
            <text:list xml:id="list1315540437" text:style-name="L1">
              <text:list-item>
                <text:p text:style-name="P18">Realiza a movimentação entre branches e commits.</text:p>
              </text:list-item>
              <text:list-item>
                <text:p text:style-name="P18">Exige que não existam arquivos alterados não commitados, pois altera todos os arquivos do repositório para refletir a posição atual da HEAD.</text:p>
              </text:list-item>
            </text:list>
          </table:table-cell>
        </table:table-row>
        <table:table-row>
          <table:table-cell table:style-name="Tabela1.A2" office:value-type="string">
            <text:p text:style-name="P12"><text:span text:style-name="T8">$ g</text:span><text:span text:style-name="T4">it checkout</text:span> <text:span text:style-name="T4">chaveD</text:span><text:span text:style-name="T8">o</text:span><text:span text:style-name="T4">Branch</text:span></text:p>
          </table:table-cell>
          <table:table-cell table:style-name="Tabela1.B2" office:value-type="string">
            <text:p text:style-name="P12">Move a HEAD para <text:span text:style-name="T27">o</text:span> <text:span text:style-name="T20">b</text:span><text:span text:style-name="T15">ranch</text:span> especificad<text:span text:style-name="T27">o.</text:span></text:p>
          </table:table-cell>
        </table:table-row>
        <table:table-row>
          <table:table-cell table:style-name="Tabela1.A2" office:value-type="string">
            <text:p text:style-name="P10"><text:span text:style-name="T27">$ g</text:span>it checkout HEAD~2</text:p>
          </table:table-cell>
          <table:table-cell table:style-name="Tabela1.B2" office:value-type="string">
            <text:p text:style-name="P12">Move a HEAD 2 <text:span text:style-name="T15">commits</text:span> para trás.</text:p>
          </table:table-cell>
        </table:table-row>
        <table:table-row>
          <table:table-cell table:style-name="Tabela1.A2" office:value-type="string">
            <text:p text:style-name="P10"><text:span text:style-name="T27">$ g</text:span>it merge </text:p>
          </table:table-cell>
          <table:table-cell table:style-name="Tabela1.B2" office:value-type="string">
            <text:p text:style-name="P12">Permite unir 2 <text:span text:style-name="T15">branches</text:span><text:span text:style-name="T21">.</text:span></text:p>
          </table:table-cell>
        </table:table-row>
      </table:table>
      <text:p text:style-name="P1"/>
      <text:p text:style-name="P1"/>
      <text:p text:style-name="P2">COMO USAR O GIT e o GITHUB</text:p>
      <text:p text:style-name="P1"/>
      <text:p text:style-name="P1">http://www.devmedia.com.br/github-e-git-colaboracao-e-organizacao/24150</text:p>
      <text:p text:style-name="P1"/>
      <text:p text:style-name="P1"/>
      <text:p text:style-name="P1">1º) Configurar o Bash:</text:p>
      <text:p text:style-name="P1"/>
      <text:p text:style-name="P1">git config --global user.name <text:s/>“<text:span text:style-name="T9">Jose de Arimateia</text:span>”</text:p>
      <text:p text:style-name="P1"/>
      <text:p text:style-name="P1">ou </text:p>
      <text:p text:style-name="P1"/>
      <text:p text:style-name="P1">git config --global user.email <text:s/>“<text:span text:style-name="T9">jose@gmail.com</text:span>”</text:p>
      <text:p text:style-name="P1"/>
      <text:p text:style-name="P1"/>
      <text:p text:style-name="P1"><text:soft-page-break/></text:p>
      <text:p text:style-name="P2">Como Baixar o Projeto:</text:p>
      <text:p text:style-name="P1"/>
      <text:p text:style-name="P1">git clone &lt;enderecoDoRepositorio&gt; //faz o download</text:p>
      <text:p text:style-name="P1"/>
      <text:p text:style-name="P2">Como Uppar o Projeto:</text:p>
      <text:p text:style-name="P1"/>
      <text:p text:style-name="P1">git add &lt;nomeDoArquivo&gt; //adiciona a um arquivo local que está oculto</text:p>
      <text:p text:style-name="P1">git commit -m &lt;"comentario"&gt; //prepara para uppar</text:p>
      <text:p text:style-name="P1">git push origin master //faz o upload do arquivo</text:p>
      <text:p text:style-name="P1"/>
      <text:p text:style-name="P1"/>
      <text:p text:style-name="P2">No PRIMEIRO USO DO GIT:</text:p>
      <text:p text:style-name="P1"/>
      <text:p text:style-name="P1"><text:span text:style-name="T4">git init </text:span>// cria um "Repositório Local" oculto</text:p>
      <text:p text:style-name="P1"/>
      <text:p text:style-name="P1"><text:span text:style-name="T4">git status</text:span> //verifica as pendencias</text:p>
      <text:p text:style-name="P1"/>
      <text:p text:style-name="P1"><text:span text:style-name="T4">git add</text:span> // sai do "Working Directory" e leva para a "Stage Area"</text:p>
      <text:p text:style-name="P1"/>
      <text:p text:style-name="P1"><text:span text:style-name="T4">git commit -m “&lt;comentario&gt;”</text:span> // faz o envio para o repositório local</text:p>
      <text:p text:style-name="P1"/>
      <text:p text:style-name="P2">git comit -a -m “&lt;Linhas Adicionadas&gt;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19T08:04:58.121000000</meta:creation-date>
    <dc:date>2024-05-01T14:15:42.931000000</dc:date>
    <meta:editing-duration>PT12H32M7S</meta:editing-duration>
    <meta:editing-cycles>14</meta:editing-cycles>
    <meta:generator>LibreOffice/6.4.2.2$Windows_X86_64 LibreOffice_project/4e471d8c02c9c90f512f7f9ead8875b57fcb1ec3</meta:generator>
    <meta:document-statistic meta:table-count="1" meta:image-count="0" meta:object-count="0" meta:page-count="2" meta:paragraph-count="49" meta:word-count="323" meta:character-count="1931" meta:non-whitespace-character-count="1656"/>
  </office:meta>
</office:document-meta>
</file>